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2">
            <text:p>12</text:p>
          </table:table-cell>
          <table:table-cell table:style-name="ce16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7" office:value-type="string">
            <text:p>2022-11-22_11-07-31_000.jpg</text:p>
          </table:table-cell>
          <table:table-cell table:style-name="ce27" office:value-type="string">
            <text:p>:m dessin,sketch / des. object=ニワトリ / genre=動物,source=~,location=~,other=~,memo~,found~,id=VRQ4,occasion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2]=&quot;&quot;;[.C2];CONCATENATE([.C2];&quot; / &quot;;[.E2]))" office:value-type="string" office:string-value=":m dessin,sketch / des. object=ニワトリ / genre=動物,source=~,location=~,other=~,memo~,found~,id=VRQ4,occasion=~">
            <text:p>:m dessin,sketch / des. object=ニワトリ / genre=動物,source=~,location=~,other=~,memo~,found~,id=VRQ4,occasion=~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2-11-21_20-58-56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51" table:formula="of:=IF([.E3]=&quot;&quot;;[.C3];CONCATENATE([.C3];&quot; / &quot;;[.E3]))" office:value-type="string" office:string-value=":m 食べた物 ">
            <text:p>:m 食べた物 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7" office:value-type="string">
            <text:p>2022-11-22_13-55-33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51" table:formula="of:=IF([.E4]=&quot;&quot;;[.C4];CONCATENATE([.C4];&quot; / &quot;;[.E4]))" office:value-type="string" office:string-value=":m 食べた物 ">
            <text:p>:m 食べた物 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7" office:value-type="string">
            <text:p>2022-11-21_21-04-38_000.jpg</text:p>
          </table:table-cell>
          <table:table-cell table:style-name="ce27" office:value-type="string">
            <text:p>:m 食べた物 / 盛り付け方、様子</text:p>
          </table:table-cell>
          <table:table-cell table:style-name="ce28"/>
          <table:table-cell table:style-name="ce10"/>
          <table:table-cell table:style-name="ce10"/>
          <table:table-cell table:style-name="ce51" table:formula="of:=IF([.E5]=&quot;&quot;;[.C5];CONCATENATE([.C5];&quot; / &quot;;[.E5]))" office:value-type="string" office:string-value=":m 食べた物 / 盛り付け方、様子">
            <text:p>:m 食べた物 / 盛り付け方、様子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2-11-21_21-50-52_000.mp4</text:p>
          </table:table-cell>
          <table:table-cell table:style-name="ce27" office:value-type="string">
            <text:p>:VIDEO / @自室 / 記録 / jap.flute / 演奏、play / R=1 / genre=melody,for=~,file-piece-id=~,memo=~,session=hour-21,recording-id=~,other=use:alt-fingering:h-~6 / follow~</text:p>
          </table:table-cell>
          <table:table-cell table:style-name="ce28"/>
          <table:table-cell table:style-name="ce10"/>
          <table:table-cell table:style-name="ce10"/>
          <table:table-cell table:style-name="ce51" table:formula="of:=IF([.E6]=&quot;&quot;;[.C6];CONCATENATE([.C6];&quot; / &quot;;[.E6]))" office:value-type="string" office:string-value=":VIDEO / @自室 / 記録 / jap.flute / 演奏、play / R=1 / genre=melody,for=~,file-piece-id=~,memo=~,session=hour-21,recording-id=~,other=use:alt-fingering:h-~6 / follow~">
            <text:p>:VIDEO / @自室 / 記録 / jap.flute / 演奏、play / R=1 / genre=melody,for=~,file-piece-id=~,memo=~,session=hour-21,recording-id=~,other=use:alt-fingering:h-~6 / follow~</text:p>
          </table:table-cell>
          <table:table-cell table:style-name="ce10" table:formula="of:=RIGHT([.B6];[.K6])" office:value-type="string" office:string-value="mp4">
            <text:p>mp4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0" office:value-type="string">
            <text:p>2022-11-21_22-00-25_000.mp4</text:p>
          </table:table-cell>
          <table:table-cell table:style-name="ce20" office:value-type="string">
            <text:p>:VIDEO / @自室 / 記録 / jap.flute / 演奏、play / R=2 / genre=demo,for=音の強弱：徐々に大きく、徐々に小さく,file-piece-id=~,memo=~,session=hour-21,recording-id=~,other=~ / follow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7]=&quot;&quot;;[.C7];CONCATENATE([.C7];&quot; / &quot;;[.E7]))" office:value-type="string" office:string-value=":VIDEO / @自室 / 記録 / jap.flute / 演奏、play / R=2 / genre=demo,for=音の強弱：徐々に大きく、徐々に小さく,file-piece-id=~,memo=~,session=hour-21,recording-id=~,other=~ / follow~">
            <text:p>:VIDEO / @自室 / 記録 / jap.flute / 演奏、play / R=2 / genre=demo,for=音の強弱：徐々に大きく、徐々に小さく,file-piece-id=~,memo=~,session=hour-21,recording-id=~,other=~ / follow~</text:p>
          </table:table-cell>
          <table:table-cell table:style-name="ce10" table:formula="of:=RIGHT([.B7];[.K7])" office:value-type="string" office:string-value="mp4">
            <text:p>mp4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>
            <text:p>2022-11-22_01-47-35_000.jpg</text:p>
          </table:table-cell>
          <table:table-cell table:style-name="ce27" office:value-type="string">
            <text:p>:m :PHOTO 寝た時刻 / 2022</text:p>
          </table:table-cell>
          <table:table-cell table:style-name="ce27"/>
          <table:table-cell table:style-name="ce10"/>
          <table:table-cell table:style-name="ce10"/>
          <table:table-cell table:style-name="ce51" table:formula="of:=IF([.E8]=&quot;&quot;;[.C8];CONCATENATE([.C8];&quot; / &quot;;[.E8]))" office:value-type="string" office:string-value=":m :PHOTO 寝た時刻 / 2022">
            <text:p>:m :PHOTO 寝た時刻 / 2022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0" office:value-type="string">
            <text:p>2022-11-22_07-45-43_000.jpg</text:p>
          </table:table-cell>
          <table:table-cell table:style-name="ce27" office:value-type="string">
            <text:p>:m :PHOTO 起きた時刻 / 2022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10" table:formula="of:=RIGHT([.B9];[.K9])" office:value-type="string" office:string-value="jpg">
            <text:p>jpg</text:p>
          </table:table-cell>
          <table:table-cell table:style-name="ce53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8" office:value-type="string">
            <text:p>2022-11-22_07-45-52_000.jpg</text:p>
          </table:table-cell>
          <table:table-cell table:style-name="ce20" office:value-type="string">
            <text:p>:m 記録 / お酒：飲んだ量</text:p>
          </table:table-cell>
          <table:table-cell table:style-name="ce28"/>
          <table:table-cell table:style-name="ce10"/>
          <table:table-cell table:style-name="ce10"/>
          <table:table-cell table:style-name="ce51" table:formula="of:=IF([.E10]=&quot;&quot;;[.C10];CONCATENATE([.C10];&quot; / &quot;;[.E10]))" office:value-type="string" office:string-value=":m 記録 / お酒：飲んだ量">
            <text:p>:m 記録 / お酒：飲んだ量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3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0" office:value-type="string">
            <text:p>2022-11-22_12-57-42_000.jpg</text:p>
          </table:table-cell>
          <table:table-cell table:style-name="ce27" office:value-type="string">
            <text:p>:m RES #*# / free# JVEMV6 83#_38:1 / 83. chemistry / topics=有機化学,w=ジメチルヘキサン；IUPAC命名,s=~,i=~,other=memo+,doc=r-1-1~1.1:f-3.5#L.2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10" table:formula="of:=RIGHT([.B11];[.K11])" office:value-type="string" office:string-value="jpg">
            <text:p>jpg</text:p>
          </table:table-cell>
          <table:table-cell table:style-name="ce53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8" office:value-type="float" office:value="11">
            <text:p>11</text:p>
          </table:table-cell>
          <table:table-cell table:style-name="ce18" office:value-type="string">
            <text:p>2022-11-22_16-32-12_000.jpg</text:p>
          </table:table-cell>
          <table:table-cell table:style-name="ce27" office:value-type="string">
            <text:p>:m #*# RES / JVEMV6 64#171_1_1_yin / 『春秋左氏伝　一』 著者=鎌田正,校注=~ / p.47 / w=鄒[すう；鄭[てい,topic=~,publisher=~,other=map+</text:p>
          </table:table-cell>
          <table:table-cell table:style-name="ce29"/>
          <table:table-cell table:style-name="ce10"/>
          <table:table-cell table:style-name="ce10"/>
          <table:table-cell table:style-name="ce51" table:formula="of:=IF([.E12]=&quot;&quot;;[.C12];CONCATENATE([.C12];&quot; / &quot;;[.E12]))" office:value-type="string" office:string-value=":m #*# RES / JVEMV6 64#171_1_1_yin / 『春秋左氏伝　一』 著者=鎌田正,校注=~ / p.47 / w=鄒[すう；鄭[てい,topic=~,publisher=~,other=map+">
            <text:p>:m #*# RES / JVEMV6 64#171_1_1_yin / 『春秋左氏伝　一』 著者=鎌田正,校注=~ / p.47 / w=鄒[すう；鄭[てい,topic=~,publisher=~,other=map+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53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7" office:value-type="string">
            <text:p>2022-11-22_17-21-07_000.jpg</text:p>
          </table:table-cell>
          <table:table-cell table:style-name="ce20" office:value-type="string">
            <text:p>:m RES #*# / free# JVEMV6 83#_38:2 / 83. chemistry / topics=有機化学,w=IUPAC命名；ヘキサヂエン[hexadiene,s=~,i=~,other=memo+,doc=r-1-1~1.1:f-3.6#L.2</text:p>
          </table:table-cell>
          <table:table-cell table:style-name="ce29"/>
          <table:table-cell table:style-name="ce10"/>
          <table:table-cell table:style-name="ce10"/>
          <table:table-cell table:style-name="ce51" table:formula="of:=IF([.E13]=&quot;&quot;;[.C13];CONCATENATE([.C13];&quot; / &quot;;[.E13]))" office:value-type="string" office:string-value=":m RES #*# / free# JVEMV6 83#_38:2 / 83. chemistry / topics=有機化学,w=IUPAC命名；ヘキサヂエン[hexadiene,s=~,i=~,other=memo+,doc=r-1-1~1.1:f-3.6#L.2">
            <text:p>:m RES #*# / free# JVEMV6 83#_38:2 / 83. chemistry / topics=有機化学,w=IUPAC命名；ヘキサヂエン[hexadiene,s=~,i=~,other=memo+,doc=r-1-1~1.1:f-3.6#L.2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53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53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8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15];[.K15])" office:value-type="float" office:value="0">
            <text:p>#VALUE!</text:p>
          </table:table-cell>
          <table:table-cell table:style-name="ce53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53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3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53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3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3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3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3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3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3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3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3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3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3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3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3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3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3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3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3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3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3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3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46"/>
          <table:table-cell table:style-name="ce10"/>
          <table:table-cell table:style-name="ce10"/>
          <table:table-cell table:style-name="ce51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3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3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3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3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3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3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3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3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3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3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14"/>
          <table:table-cell table:style-name="ce10"/>
          <table:table-cell table:style-name="ce10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3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3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3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3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3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3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3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3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56];[.K56])" office:value-type="float" office:value="0">
            <text:p>#VALUE!</text:p>
          </table:table-cell>
          <table:table-cell table:style-name="ce53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3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58];[.K58])" office:value-type="float" office:value="0">
            <text:p>#VALUE!</text:p>
          </table:table-cell>
          <table:table-cell table:style-name="ce53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3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8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6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6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6"/>
          <table:table-cell table:style-name="ce10"/>
          <table:table-cell table:style-name="ce1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0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0"/>
          <table:table-cell table:style-name="ce27" office:value-type="string">
            <text:p>:m :PHOTO 寝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0"/>
          <table:table-cell table:style-name="ce27" office:value-type="string">
            <text:p>:m 食べた物 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 office:value-type="string">
            <text:p>:m 食べた物 / 盛り付け方、様子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0"/>
          <table:table-cell table:style-name="ce36" office:value-type="string">
            <text:p>:m XXX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 office:value-type="string">
            <text:p>:PHOTO 記録用 / location=自室 / 自然観察 / target=カビ：お神酒：表面に生えている,other=~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6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-*</text:p>
          </table:table-cell>
          <table:table-cell table:style-name="ce42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3" office:value-type="string">
            <text:p>XXX</text:p>
          </table:table-cell>
          <table:table-cell table:style-name="ce43" table:formula="of:=SUM([.C2:.C244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12">
            <text:p>12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3"/>
          <table:table-cell table:style-name="ce25" office:value-type="string">
            <text:p>:m XXX</text:p>
          </table:table-cell>
          <table:table-cell table:style-name="ce41" table:formula="of:=COUNTIF([.$C$2:.$C242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3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3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0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1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2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1" table:formula="of:=COUNTIF([.$C$2:.$C142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13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8:Sheet1.C273" table:on-update-keep-styles="true" table:on-update-keep-size="false"/>
        <table:database-range table:name="XXX" table:target-range-address="Sheet1.B268:Sheet1.B268" table:on-update-keep-styles="true" table:on-update-keep-size="false"/>
        <table:database-range table:name="XXX_music" table:target-range-address="Sheet1.B269:Sheet1.B269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23">2022/11/23</text:date>, <text:time>09:44:1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11-23T09:44:11.68</dc:date>
    <dc:creator>iwabuchi ken</dc:creator>
    <meta:editing-duration>P51DT4H31M1S</meta:editing-duration>
    <meta:editing-cycles>16546</meta:editing-cycles>
    <meta:document-statistic meta:table-count="2" meta:cell-count="916" meta:object-count="0"/>
    <meta:user-defined meta:name="qrichtext">1</meta:user-defined>
  </office:meta>
</office:document-meta>
</file>